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3769470529630347074"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2128086784303902426"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290290467053900080"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2112898420105858887"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6071553014784759254"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4088742341896669684"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2396666415824898875"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1032898631119886800"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9673546" text:continue-list="list2396666415824898875"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621438591726253663"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9656132"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9673912"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9653247" text:continue-numbering="true" text:style-name="L9">
        <text:list-item>
          <text:list>
            <text:list-header>
              <text:p text:style-name="P209">Warm down: <text:span text:style-name="T3">0.25 mile jog home</text:span></text:p>
              <text:p text:style-name="P210"/>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9649393"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9647295"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8433085190703558329"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1122869201420583547"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531618042945989737"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9656544" text:continue-numbering="true" text:style-name="L12">
        <text:list-item>
          <text:list>
            <text:list-header>
              <text:p text:style-name="P214">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94345479536518691" text:style-name="L13">
        <text:list-item>
          <text:list>
            <text:list-header>
              <text:p text:style-name="P203">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346216136102737563"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7689197677845444704" text:style-name="L15">
        <text:list-item>
          <text:list>
            <text:list-header>
              <text:p text:style-name="P182">1.5 miles averaging about 9:40/mile and rest 1 min</text:p>
            </text:list-header>
          </text:list>
        </text:list-item>
      </text:list>
      <text:p text:style-name="P24">1 mile in 8:26 and rest 2 min</text:p>
      <text:list xml:id="list1092120196308290724"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202430454933719304" text:style-name="L17">
        <text:list-item>
          <text:list>
            <text:list-header>
              <text:p text:style-name="P184">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652680" text:continue-numbering="true" text:style-name="L17">
        <text:list-item>
          <text:list>
            <text:list-header>
              <text:p text:style-name="P184">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1264966016432637811"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2651886367023116951"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4200151367586316418"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9676364" text:continue-list="list2651886367023116951" text:style-name="L19">
        <text:list-item>
          <text:list>
            <text:list-header>
              <text:p text:style-name="P186">(Pace*HR)=1240</text:p>
            </text:list-header>
          </text:list>
        </text:list-item>
      </text:list>
      <text:list xml:id="list39663863" text:continue-list="list1264966016432637811" text:style-name="L18">
        <text:list-item>
          <text:list>
            <text:list-header>
              <text:p text:style-name="P185">2 miles at 10:46/mile Ave HR= 121 bpm and rest a few minutes</text:p>
            </text:list-header>
          </text:list>
        </text:list-item>
      </text:list>
      <text:list xml:id="list39651207" text:continue-list="list39676364"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9676178"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8651954536845162768"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054173337501982715"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8660978461241005086"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4130415750907982003" text:style-name="L24">
        <text:list-item>
          <text:p text:style-name="P213">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139411016161192712"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085356369339084418"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9655562" text:continue-numbering="true" text:style-name="L26">
        <text:list-item>
          <text:list>
            <text:list-header>
              <text:p text:style-name="P190">0.1 mile lead in to a 4 mile run</text:p>
              <text:p text:style-name="P206">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9656299"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3395744233037132971"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903460450955813322"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7567011041975743287"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411982452375762917"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4944350607310207368"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714285618239865693" text:style-name="L32">
        <text:list-item>
          <text:list>
            <text:list-header>
              <text:p text:style-name="P196">0.25 miles in 2:54</text:p>
              <text:p text:style-name="P196">1 mile in 9:21 going faster as I ran and ending at around 8:30 pace</text:p>
            </text:list-header>
          </text:list>
        </text:list-item>
      </text:list>
      <text:list xml:id="list8567447123764009983"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147406370627535074"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4386317513739177104"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8125789024951415243" text:style-name="L36">
        <text:list-item>
          <text:list>
            <text:list-header>
              <text:p text:style-name="P201">1.5 miles on a treadmill including 2 x 0.5 miles in 5:02 and 5:00</text:p>
              <text:p text:style-name="P201">In the afternoon:</text:p>
              <text:p text:style-name="P201">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text:soft-page-break/></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text:soft-page-break/>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344257649487348137" text:style-name="L37">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text:soft-page-break/></text:p>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1-19T19:41:30.42</dc:date>
    <dc:creator>James Lombardi</dc:creator>
    <meta:editing-duration>P24DT5H16S</meta:editing-duration>
    <meta:editing-cycles>1940</meta:editing-cycles>
    <meta:generator>OpenOffice/4.1.2$Win32 OpenOffice.org_project/412m3$Build-9782</meta:generator>
    <meta:document-statistic meta:table-count="0" meta:image-count="9" meta:object-count="0" meta:page-count="194" meta:paragraph-count="5638" meta:word-count="60915" meta:character-count="312168"/>
  </office:meta>
</office:document-meta>
</file>